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textarea-horizontal-align="left" draw:textarea-vertical-align="top" fo:min-height="8.801cm"/>
    </style:style>
    <style:style style:name="pr4" style:family="presentation" style:parent-style-name="Default-subtitle">
      <style:graphic-properties draw:fill-color="#ffffff" draw:textarea-vertical-align="top" fo:min-height="14.389cm"/>
    </style:style>
    <style:style style:name="P1" style:family="paragraph">
      <style:text-properties fo:color="#333333" style:font-name="Source Sans Pro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3333" style:font-name="Source Sans Pro" fo:font-size="36pt" style:font-size-asian="36pt" style:font-size-complex="36pt"/>
    </style:style>
    <style:style style:name="P4" style:family="paragraph">
      <style:paragraph-properties fo:margin-top="1.778cm" fo:margin-bottom="0cm" fo:text-align="start"/>
    </style:style>
    <style:style style:name="P5" style:family="paragraph">
      <style:paragraph-properties fo:margin-top="1.778cm" fo:margin-bottom="0cm" fo:text-align="start"/>
      <style:text-properties fo:color="#333333" style:font-name="Source Sans Pro" fo:font-size="36pt" style:font-size-asian="36pt" style:font-size-complex="36pt"/>
    </style:style>
    <style:style style:name="T1" style:family="text">
      <style:text-properties fo:color="#333333" style:font-name="Source Sans Pro"/>
    </style:style>
    <style:style style:name="T2" style:family="text">
      <style:text-properties fo:color="#333333" style:font-name="Source Sans Pro"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333333" style:font-name="Source Sans Pro" fo:font-size="36pt" style:font-size-asian="36pt" style:font-size-complex="36pt"/>
    </style:style>
    <style:style style:name="T4" style:family="text">
      <style:text-properties fo:color="#333333" style:font-name="Source Sans Pro"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225cm" svg:y="8.75cm" presentation:class="title" presentation:user-transformed="true">
          <draw:text-box>
            <text:p><text:span text:style-name="T1">Reproducible workflows with Py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What is a “reproducible workflow”?</text:span></text:p>
          </draw:text-box>
        </draw:frame>
        <draw:frame presentation:style-name="pr3" draw:text-style-name="P3" draw:layer="layout" svg:width="25.191cm" svg:height="8.801cm" svg:x="1.399cm" svg:y="7.415cm" presentation:class="subtitle" presentation:user-transformed="true">
          <draw:text-box>
            <text:p xml:id="id1" text:id="id1" text:style-name="P2"><text:span text:style-name="T2">Technically:</text:span><text:span text:style-name="T3"> Complete provenance from raw</text:span><text:span text:style-name="T3"><text:line-break/></text:span><text:span text:style-name="T3"> <text:s text:c="24"/>data to final results &amp; figures</text:span></text:p>
            <text:p text:style-name="P2"><text:span text:style-name="T3"/></text:p>
            <text:p xml:id="id2" text:id="id2" text:style-name="P2"><text:span text:style-name="T2">Practically:</text:span><text:span text:style-name="T3"> You should be able to recreate</text:span><text:span text:style-name="T3"><text:line-break/></text:span><text:span text:style-name="T3"> <text:s text:c="22"/>everything with a single comma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Why?</text:span></text:p>
          </draw:text-box>
        </draw:frame>
        <draw:frame presentation:style-name="pr4" draw:text-style-name="P5" draw:layer="layout" svg:width="25.191cm" svg:height="14.389cm" svg:x="1.399cm" svg:y="4.915cm" presentation:class="subtitle" presentation:user-transformed="true">
          <draw:text-box>
            <text:list text:style-name="L1">
              <text:list-item>
                <text:p xml:id="id3" text:id="id3" text:style-name="P4"><text:span text:style-name="T3">It's just good science.</text:span></text:p>
              </text:list-item>
              <text:list-item>
                <text:p xml:id="id4" text:id="id4" text:style-name="P4"><text:span text:style-name="T3">Who can remember what they were doing six months ago?</text:span></text:p>
              </text:list-item>
              <text:list-item>
                <text:p xml:id="id5" text:id="id5" text:style-name="P4"><text:span text:style-name="T2">With version control, recreate your analysis at any st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437cm" presentation:class="title" presentation:user-transformed="true">
          <draw:text-box>
            <text:p><text:span text:style-name="T1">We will:</text:span></text:p>
          </draw:text-box>
        </draw:frame>
        <draw:frame presentation:style-name="pr4" draw:text-style-name="P5" draw:layer="layout" svg:width="25.191cm" svg:height="15.113cm" svg:x="1.399cm" svg:y="4.115cm" presentation:class="subtitle" presentation:user-transformed="true">
          <draw:text-box>
            <text:list text:style-name="L1">
              <text:list-item>
                <text:p xml:id="id6" text:id="id6" text:style-name="P4"><text:span text:style-name="T3">Set up a git repository for a project</text:span></text:p>
              </text:list-item>
              <text:list-item>
                <text:p xml:id="id7" text:id="id7" text:style-name="P4"><text:span text:style-name="T3">Create a clear &amp; useful directory structure</text:span></text:p>
              </text:list-item>
              <text:list-item>
                <text:p xml:id="id8" text:id="id8" text:style-name="P4"><text:span text:style-name="T4">Add data</text:span></text:p>
              </text:list-item>
              <text:list-item>
                <text:p xml:id="id9" text:id="id9" text:style-name="P4"><text:span text:style-name="T4">“</text:span><text:span text:style-name="T4">write” core science code</text:span></text:p>
              </text:list-item>
              <text:list-item>
                <text:p xml:id="id10" text:id="id10" text:style-name="P4"><text:span text:style-name="T4">Create a “runall.py” script to run everyth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cfcf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cfcf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8:16:35.942972558</meta:creation-date>
    <dc:date>2015-08-20T18:29:24.601086950</dc:date>
    <meta:editing-duration>PT11M44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